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kiaException.AnakiaException( final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xception.AnakiaException( final String msg , final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xception.Anakia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xception.AnakiaException( final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